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8827" officeooo:paragraph-rsid="00088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问题一:moveit提示找不到控制器.</text:p>
      <text:p text:style-name="P1"><text:s text:c="11"/>moveit setup assistant生成的配置文件有时不全需要手工配置moveit_controller_manager.launch.xml和sensor_manager.launch.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09:33:03.010322029</meta:creation-date>
    <dc:date>2015-05-28T09:36:43.768167344</dc:date>
    <meta:editing-duration>P0D</meta:editing-duration>
    <meta:editing-cycles>1</meta:editing-cycles>
    <meta:document-statistic meta:table-count="0" meta:image-count="0" meta:object-count="0" meta:page-count="1" meta:paragraph-count="2" meta:word-count="36" meta:character-count="131" meta:non-whitespace-character-count="118"/>
    <meta:generator>LibreOffice/4.2.8.2$Linux_X86_64 LibreOffice_project/420m0$Build-2</meta:generator>
  </office:meta>
</office:document-meta>
</file>